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bee0f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.63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1.27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323333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5" style:family="text">
      <style:text-properties fo:font-variant="normal" fo:text-transform="none" fo:color="#dd2244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style:style style:name="T7" style:family="text">
      <style:text-properties fo:font-variant="normal" fo:text-transform="none" fo:color="#01148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8" style:family="text">
      <style:text-properties fo:font-variant="normal" fo:text-transform="none" fo:color="#011480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9" style:family="text">
      <style:text-properties fo:font-variant="normal" fo:text-transform="none" fo:color="#00808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style:style style:name="T11" style:family="text">
      <style:text-properties fo:font-variant="normal" fo:text-transform="none" fo:color="#dd2244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2" style:family="text">
      <style:text-properties fo:font-variant="normal" fo:text-transform="none" fo:color="#323333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1148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Angular UI Router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uting with States" draw:style-name="dp3" draw:master-page-name="Title_20_-_20_Top" presentation:presentation-page-layout-name="AL2T1" xml:id="id1" draw:id="id1">
        <draw:frame draw:name="Shape 3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outing with States</text:span></text:p>
          </draw:text-box>
        </draw:frame>
        <draw:custom-shape draw:name="Shape 314" draw:style-name="gr2" draw:text-style-name="P5" draw:layer="layout" svg:width="17.832cm" svg:height="12.712cm" svg:x="2.341cm" svg:y="11.154cm">
          <text:p text:style-name="P6"><text:span text:style-name="T4">myApp.config(function($stateProvider, $urlRouterProvider) {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7"><text:span text:style-name="T4">$stateProvider</text:span></text:p>
          <text:p text:style-name="P7"><text:span text:style-name="T4"/></text:p>
          <text:p text:style-name="P8"><text:span text:style-name="T4">.state(</text:span><text:span text:style-name="T5">"myScreen"</text:span><text:span text:style-name="T4">, {</text:span></text:p>
          <text:p text:style-name="P8"><text:span text:style-name="T4"><text:s text:c="2"/></text:span><text:span text:style-name="T4">url: </text:span><text:span text:style-name="T5">"/myScreen"</text:span><text:span text:style-name="T4">,</text:span></text:p>
          <text:p text:style-name="P8"><text:span text:style-name="T4"><text:s text:c="2"/></text:span><text:span text:style-name="T4">templateUrl: </text:span><text:span text:style-name="T5">"templates/myScreen.html"</text:span><text:span text:style-name="T4">,</text:span></text:p>
          <text:p text:style-name="P8"><text:span text:style-name="T4"><text:s text:c="2"/></text:span><text:span text:style-name="T4">controller: </text:span><text:span text:style-name="T5">"MyScreenCtrl"</text:span></text:p>
          <text:p text:style-name="P8"><text:span text:style-name="T4">});</text:span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7"><text:span text:style-name="T4">$urlRouterProvider.otherwise(function($injector) {</text:span></text:p>
          <text:p text:style-name="P7"><text:span text:style-name="T4"><text:s text:c="2"/></text:span><text:span text:style-name="T4">$injector.get(</text:span><text:span text:style-name="T5">"$state"</text:span><text:span text:style-name="T4">).go(</text:span><text:span text:style-name="T5">"myScreen"</text:span><text:span text:style-name="T4">);</text:span></text:p>
          <text:p text:style-name="P7"><text:span text:style-name="T4">});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3" draw:text-style-name="P9" draw:layer="layout" svg:width="13.994cm" svg:height="3.884cm" svg:x="7.858cm" svg:y="12.611cm">
          <text:p text:style-name="P6"><text:span text:style-name="T6">A state corresponds to a place in your application and what the various components of your UI look like at that place.</text:span></text:p>
          <draw:enhanced-geometry draw:mirror-horizontal="false" draw:mirror-vertical="false" drawooo:sub-view-size="21600 21600" draw:text-areas="0 0 ?f2 ?f3" svg:viewBox="0 0 0 0" draw:type="ooxml-non-primitive" draw:enhanced-path="M 565 0 C 416 0 294 438 294 975 L 294 7245 0 21600 897 15618 21331 15618 C 21480 15618 21600 15186 21600 14649 L 21600 975 C 21600 438 21480 0 21331 0 L 565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16" draw:style-name="gr3" draw:text-style-name="P9" draw:layer="layout" svg:width="16.621cm" svg:height="2.808cm" svg:x="16.087cm" svg:y="15.617cm">
          <text:p text:style-name="P6"><text:span text:style-name="T6">A state has a corresponding template which AngularJS will automatically download and insert for you into ui-view (or ion-nav-view for Ionic).</text:span></text:p>
          <draw:enhanced-geometry draw:mirror-horizontal="false" draw:mirror-vertical="false" drawooo:sub-view-size="21600 21600" draw:text-areas="0 0 ?f2 ?f3" svg:viewBox="0 0 0 0" draw:type="ooxml-non-primitive" draw:enhanced-path="M 2266 0 C 2141 0 2039 605 2039 1348 L 2039 15276 0 17963 2053 20668 C 2083 21205 2166 21600 2266 21600 L 21372 21600 C 21498 21600 21600 21003 21600 20261 L 21600 1348 C 21600 605 21498 0 21372 0 L 226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17" draw:style-name="gr2" draw:text-style-name="P5" draw:layer="layout" svg:width="8.908cm" svg:height="4.424cm" svg:x="18.912cm" svg:y="6.251cm">
          <text:p text:style-name="P6"><text:span text:style-name="T7">&lt;html&gt;</text:span></text:p>
          <text:p text:style-name="P7"><text:span text:style-name="T7">&lt;head&gt;…&lt;/head&gt;</text:span></text:p>
          <text:p text:style-name="P7"><text:span text:style-name="T7">&lt;body&gt;</text:span></text:p>
          <text:p text:style-name="P8"><text:span text:style-name="T7">…</text:span></text:p>
          <text:p text:style-name="P8"><text:span text:style-name="T8">&lt;ion-nav-view&gt;&lt;/ion-nav-view&gt;</text:span></text:p>
          <text:p text:style-name="P7"><text:span text:style-name="T7">&lt;/body&gt;</text:span></text:p>
          <text:p text:style-name="P6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18" draw:style-name="gr4" draw:text-style-name="P5" draw:layer="layout" svg:x1="27.403cm" svg:y1="15.396cm" svg:x2="25.464cm" svg:y2="9.329cm">
          <text:p/>
        </draw:line>
        <draw:custom-shape draw:name="Shape 319" draw:style-name="gr3" draw:text-style-name="P9" draw:layer="layout" svg:width="18.955cm" svg:height="1.611cm" svg:x="12.305cm" svg:y="18.75cm">
          <text:p text:style-name="P6"><text:span text:style-name="T6">You can assign an AngularJS controller to a state.</text:span></text:p>
          <draw:enhanced-geometry draw:mirror-horizontal="false" draw:mirror-vertical="false" drawooo:sub-view-size="21600 21600" draw:text-areas="0 0 ?f2 ?f3" svg:viewBox="0 0 0 0" draw:type="ooxml-non-primitive" draw:enhanced-path="M 0 0 L 5281 9175 5281 19384 C 5281 20615 5366 21600 5471 21600 L 21410 21600 C 21515 21600 21600 20615 21600 19384 L 21600 5363 C 21600 4132 21515 3132 21410 3132 L 13643 3132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20" draw:style-name="gr3" draw:text-style-name="P9" draw:layer="layout" svg:width="14.864cm" svg:height="3.122cm" svg:x="12.988cm" svg:y="22.632cm">
          <text:p text:style-name="P6"><text:span text:style-name="T6">If you have multiple states defined, you can tell Angular UI Router which state to go to by default.</text:span></text:p>
          <draw:enhanced-geometry draw:mirror-horizontal="false" draw:mirror-vertical="false" drawooo:sub-view-size="21600 21600" draw:text-areas="0 0 ?f2 ?f3" svg:viewBox="0 0 0 0" draw:type="ooxml-non-primitive" draw:enhanced-path="M 1141 0 L 639 7632 251 7632 C 113 7632 0 8170 0 8829 L 0 20403 C 0 21062 113 21600 251 21600 L 21350 21600 C 21489 21600 21600 21062 21600 20403 L 21600 8829 C 21600 8170 21489 7632 21350 7632 L 1642 7632 114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itioning to New States" draw:style-name="dp1" draw:master-page-name="Title_20_-_20_Top" presentation:presentation-page-layout-name="AL2T1">
        <draw:frame draw:name="Shape 32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Transitioning to New States</text:span></text:p>
          </draw:text-box>
        </draw:frame>
        <draw:custom-shape draw:name="Shape 323" draw:style-name="gr2" draw:text-style-name="P5" draw:layer="layout" svg:width="17.832cm" svg:height="3.24cm" svg:x="3.011cm" svg:y="13.502cm">
          <text:p text:style-name="P6"><text:span text:style-name="T4">myApp.controller(</text:span><text:span text:style-name="T5">"MyController", </text:span><text:span text:style-name="T4">function($scope, $state) {</text:span></text:p>
          <text:p text:style-name="P7"><text:span text:style-name="T4">$scope.goToMyScreen = function() {</text:span></text:p>
          <text:p text:style-name="P8"><text:span text:style-name="T4">$state.go(</text:span><text:span text:style-name="T5">"myScreen"</text:span><text:span text:style-name="T4">);</text:span></text:p>
          <text:p text:style-name="P7"><text:span text:style-name="T4">};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2" draw:text-style-name="P5" draw:layer="layout" svg:width="6.829cm" svg:height="2.056cm" svg:x="24.281cm" svg:y="14.094cm">
          <text:p text:style-name="P6"><text:span text:style-name="T7">&lt;a</text:span><text:span text:style-name="T4"> </text:span><text:span text:style-name="T9">ui-sref</text:span><text:span text:style-name="T4">=</text:span><text:span text:style-name="T5">"myScreen"</text:span><text:span text:style-name="T7">&gt;</text:span></text:p>
          <text:p text:style-name="P7"><text:span text:style-name="T4">My Screen</text:span></text:p>
          <text:p text:style-name="P6"><text:span text:style-name="T7">&lt;/a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2" draw:text-style-name="P5" draw:layer="layout" svg:width="7.617cm" svg:height="2.058cm" svg:x="8.119cm" svg:y="10.409cm">
          <text:p text:style-name="P6"><text:span text:style-name="T3">From cod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2" draw:text-style-name="P5" draw:layer="layout" svg:width="11.131cm" svg:height="2.058cm" svg:x="22.13cm" svg:y="10.409cm">
          <text:p text:style-name="P6"><text:span text:style-name="T3">From a templat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3" draw:text-style-name="P5" draw:layer="layout" svg:width="14.864cm" svg:height="4.973cm" svg:x="19.616cm" svg:y="15.235cm">
          <text:p text:style-name="P6"><text:span text:style-name="T10">DO NOT </text:span><text:span text:style-name="T6">use </text:span><text:span text:style-name="T10">href</text:span><text:span text:style-name="T6"> to go to another state. With Angular UI Router, you have to use </text:span><text:span text:style-name="T10">ui-sref</text:span><text:span text:style-name="T6"> instead.</text:span></text:p>
          <draw:enhanced-geometry draw:mirror-horizontal="false" draw:mirror-vertical="false" drawooo:sub-view-size="21600 21600" draw:text-areas="0 0 ?f2 ?f3" svg:viewBox="0 0 0 0" draw:type="ooxml-non-primitive" draw:enhanced-path="M 12336 0 L 11835 12830 251 12830 C 113 12830 0 13167 0 13581 L 0 20848 C 0 21262 113 21600 251 21600 L 21350 21600 C 21489 21600 21600 21262 21600 20848 L 21600 13581 C 21600 13167 21489 12830 21350 12830 L 12838 12830 1233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 Parameters" draw:style-name="dp1" draw:master-page-name="Title_20_-_20_Top" presentation:presentation-page-layout-name="AL2T1">
        <draw:frame draw:name="Shape 32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tate Parameters</text:span></text:p>
          </draw:text-box>
        </draw:frame>
        <draw:custom-shape draw:name="Shape 330" draw:style-name="gr2" draw:text-style-name="P5" draw:layer="layout" svg:width="17.832cm" svg:height="5.016cm" svg:x="1.785cm" svg:y="6.03cm">
          <text:p text:style-name="P6"><text:span text:style-name="T4">myApp.config(function($stateProvider, $urlRouterProvider) {</text:span></text:p>
          <text:p text:style-name="P7"><text:span text:style-name="T4">$stateProvider</text:span></text:p>
          <text:p text:style-name="P8"><text:span text:style-name="T4">.state(</text:span><text:span text:style-name="T5">"issueDetails"</text:span><text:span text:style-name="T4">, {</text:span></text:p>
          <text:p text:style-name="P8"><text:span text:style-name="T4"><text:s text:c="2"/></text:span><text:span text:style-name="T4">url: </text:span><text:span text:style-name="T11">"/issueDetails/:issueId"</text:span><text:span text:style-name="T4">,</text:span></text:p>
          <text:p text:style-name="P8"><text:span text:style-name="T4"><text:s text:c="2"/></text:span><text:span text:style-name="T4">templateUrl: </text:span><text:span text:style-name="T5">"templates/issueDetails.html"</text:span><text:span text:style-name="T4">,</text:span></text:p>
          <text:p text:style-name="P8"><text:span text:style-name="T4"><text:s text:c="2"/></text:span><text:span text:style-name="T4">controller: </text:span><text:span text:style-name="T5">"IssueDetailsController"</text:span></text:p>
          <text:p text:style-name="P8"><text:span text:style-name="T4">});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3" draw:text-style-name="P9" draw:layer="layout" svg:width="16.503cm" svg:height="1.603cm" svg:x="12.838cm" svg:y="7.403cm">
          <text:p text:style-name="P6"><text:span text:style-name="T6">A state can have dynamic parameters.</text:span></text:p>
          <draw:enhanced-geometry draw:mirror-horizontal="false" draw:mirror-vertical="false" drawooo:sub-view-size="21600 21600" draw:text-areas="0 0 ?f2 ?f3" svg:viewBox="0 0 0 0" draw:type="ooxml-non-primitive" draw:enhanced-path="M 6709 0 C 6603 0 6519 874 6519 1960 L 6519 7170 0 11089 6519 15024 6519 19640 C 6519 20726 6603 21600 6709 21600 L 21410 21600 C 21515 21600 21600 20726 21600 19640 L 21600 1960 C 21600 874 21515 0 21410 0 L 6709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2" draw:style-name="gr2" draw:text-style-name="P5" draw:layer="layout" svg:width="17.832cm" svg:height="3.24cm" svg:x="9.145cm" svg:y="19.095cm">
          <text:p text:style-name="P6"><text:span text:style-name="T4">myApp.controller(</text:span><text:span text:style-name="T5">"MyController", </text:span><text:span text:style-name="T4">function($scope, $state) {</text:span></text:p>
          <text:p text:style-name="P7"><text:span text:style-name="T4">$scope.goToIssueDetails = function(issue) {</text:span></text:p>
          <text:p text:style-name="P8"><text:span text:style-name="T4">$state.go(</text:span><text:span text:style-name="T5">"issueDetails"</text:span><text:span text:style-name="T4">, { issueId: issue.id });</text:span></text:p>
          <text:p text:style-name="P7"><text:span text:style-name="T4">};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" draw:text-style-name="P5" draw:layer="layout" svg:width="14.855cm" svg:height="2.056cm" svg:x="10.634cm" svg:y="23.495cm">
          <text:p text:style-name="P6"><text:span text:style-name="T7">&lt;a</text:span><text:span text:style-name="T4"> </text:span><text:span text:style-name="T9">ui-sref</text:span><text:span text:style-name="T4">=</text:span><text:span text:style-name="T5">"issueDetails({ issueId: issue.id })"</text:span><text:span text:style-name="T7">&gt;</text:span></text:p>
          <text:p text:style-name="P7"><text:span text:style-name="T4">My Screen</text:span></text:p>
          <text:p text:style-name="P6"><text:span text:style-name="T7">&lt;/a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2" draw:text-style-name="P5" draw:layer="layout" svg:width="28.614cm" svg:height="2.058cm" svg:x="3.754cm" svg:y="16.206cm">
          <text:p text:style-name="P6"><text:span text:style-name="T3">How to transition to a state with paramete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2" draw:text-style-name="P5" draw:layer="layout" svg:width="22.591cm" svg:height="2.056cm" svg:x="1.785cm" svg:y="11.962cm">
          <text:p text:style-name="P6"><text:span text:style-name="T4">myApp.controller(</text:span><text:span text:style-name="T5">"IssueDetailsController", </text:span><text:span text:style-name="T4">function($scope, $stateParams) {</text:span></text:p>
          <text:p text:style-name="P7"><text:span text:style-name="T4">$scope.issueId = </text:span><text:span text:style-name="T12">$stateParams.issueId</text:span><text:span text:style-name="T4">;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3" draw:text-style-name="P5" draw:layer="layout" svg:width="13.114cm" svg:height="2.212cm" svg:x="14.069cm" svg:y="12.997cm">
          <text:p text:style-name="P6"><text:span text:style-name="T6">The current state parameters can be injected with </text:span><text:span text:style-name="T10">$stateParams</text:span><text:span text:style-name="T6">.</text:span></text:p>
          <draw:enhanced-geometry draw:mirror-horizontal="false" draw:mirror-vertical="false" drawooo:sub-view-size="21600 21600" draw:text-areas="0 0 ?f2 ?f3" svg:viewBox="0 0 0 0" draw:type="ooxml-non-primitive" draw:enhanced-path="M 0 0 L 3399 2701 3399 20233 C 3399 20988 3502 21600 3630 21600 L 21369 21600 C 21497 21600 21600 20988 21600 20233 L 21600 1528 C 21600 774 21497 161 21369 161 L 3630 161 C 3624 161 3619 180 3613 183 L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re information" draw:style-name="dp1" draw:master-page-name="Title_20_-_20_Top" presentation:presentation-page-layout-name="AL2T1">
        <draw:frame draw:name="Shape 33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ore information</text:span></text:p>
          </draw:text-box>
        </draw:frame>
        <draw:custom-shape draw:name="Shape 339" draw:style-name="gr2" draw:text-style-name="P5" draw:layer="layout" svg:width="28.085cm" svg:height="2.058cm" svg:x="4.019cm" svg:y="14.564cm">
          <text:p text:style-name="P6"><text:a xlink:href="https://github.com/angular-ui/ui-router/wiki/" xlink:type="simple">https://github.com/angular-ui/ui-router/wiki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2" draw:text-style-name="P5" draw:layer="layout" svg:width="25.368cm" svg:height="2.058cm" svg:x="5.377cm" svg:y="20.976cm">
          <text:p text:style-name="P6"><text:a xlink:href="http://angular-ui.github.io/ui-router/site/" xlink:type="simple">http://angular-ui.github.io/ui-router/site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2" draw:text-style-name="P5" draw:layer="layout" svg:width="25.207cm" svg:height="2.058cm" svg:x="5.458cm" svg:y="9.055cm">
          <text:p text:style-name="P6"><text:a xlink:href="https://github.com/angular-ui/ui-router/" xlink:type="simple">https://github.com/angular-ui/ui-router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2" draw:text-style-name="P5" draw:layer="layout" svg:width="12.033cm" svg:height="2.058cm" svg:x="12.045cm" svg:y="6.836cm">
          <text:p text:style-name="P6"><text:span text:style-name="T3">GitHub 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2" draw:text-style-name="P5" draw:layer="layout" svg:width="4.074cm" svg:height="2.058cm" svg:x="16.025cm" svg:y="12.517cm">
          <text:p text:style-name="P6"><text:span text:style-name="T3">Gu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2" draw:text-style-name="P5" draw:layer="layout" svg:width="9.349cm" svg:height="2.058cm" svg:x="13.387cm" svg:y="18.685cm">
          <text:p text:style-name="P6"><text:span text:style-name="T3">API 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/4.3.4.1$MacOSX_X86_64 LibreOffice_project/bc356b2f991740509f321d70e4512a6a54c5f243</meta:generator>
  </office:meta>
</office:document-meta>
</file>